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Horizontal_20_Line"/>
      <text:h text:style-name="Heading_20_1" text:outline-level="1">🕯️ <text:span text:style-name="Emphasis">La Pluma del Posadero</text:span></text:h>
      <text:h text:style-name="Heading_20_3" text:outline-level="3"><text:span text:style-name="Strong_20_Emphasis">I. La llegada</text:span></text:h>
      <text:p text:style-name="Text_20_body">Elara llegó al pueblo de Nivaria al caer la tarde, cuando la niebla parecía brotar del suelo y los árboles susurraban nombres que nadie recordaba. Era una viajera incansable, estudiosa de ruinas y secretos antiguos, y su búsqueda la había llevado hasta allí por rumores de una piedra ancestral enterrada bajo la plaza.</text:p>
      <text:p text:style-name="Text_20_body">La taberna “El Cuervo Silente” era el único lugar con luz. El posadero, un hombre de rostro pálido y sonrisa cortada, la recibió con cortesía mecánica. “Antes de subir, firme aquí”, dijo, señalando un libro de llegadas. La pluma que ofrecía era extraña: negra como carbón, con filamentos de cobre y una punta que parecía latir.</text:p>
      <text:p text:style-name="Text_20_body">Al tomarla, Elara sintió un escalofrío. Algo en la tinta parecía mirar dentro de ella.</text:p>
      <text:p text:style-name="Horizontal_20_Line"/>
      <text:h text:style-name="Heading_20_3" text:outline-level="3"><text:span text:style-name="Strong_20_Emphasis">II. La distorsión</text:span></text:h>
      <text:p text:style-name="Text_20_body">Los días siguientes fueron una sucesión de anomalías. El reloj de la plaza giraba hacia atrás. Los gatos del pueblo desaparecieron. Los huéspedes de la taberna —un mercader, una monja, un soldado— comenzaron a comportarse de forma errática: el mercader hablaba con voces que no eran suyas, la monja quemaba sus propios libros, el soldado reía mientras se cortaba el rostro con una copa rota.</text:p>
      <text:p text:style-name="Text_20_body">Elara, inquieta, comenzó a investigar. Descubrió que todos los huéspedes habían firmado con la misma pluma. Y que cada uno, tras hacerlo, había cambiado.</text:p>
      <text:p text:style-name="Text_20_body">Una noche, sola en su habitación, Elara tomó la pluma y escribió en una hoja: <text:span text:style-name="Emphasis">“Mañana lloverá sangre.”</text:span> Al amanecer, la fuente del pueblo brotaba líquido rojo, espeso, con olor a hierro.</text:p>
      <text:p text:style-name="Horizontal_20_Line"/>
      <text:h text:style-name="Heading_20_3" text:outline-level="3"><text:span text:style-name="Strong_20_Emphasis">III. El descubrimiento</text:span></text:h>
      <text:p text:style-name="Text_20_body">La pluma no era un instrumento. Era un pacto. Cada firma era una semilla de transformación. El posadero no era un mago, sino un custodio: un sirviente de una entidad que vivía en la tinta, alimentándose de las voluntades escritas.</text:p>
      <text:p text:style-name="Text_20_body">Elara comprendió que la pluma no obedecía deseos, sino que los distorsionaba. Lo que se escribía se cumplía, pero siempre con un giro cruel.</text:p>
      <text:p text:style-name="Text_20_body">Buscando en los sótanos de la taberna, encontró un manuscrito antiguo: <text:span text:style-name="Emphasis">“La Pluma del Demiurgo: quien escribe, cede su alma al texto.”</text:span> El hechizo podía romperse si se escribía una frase que no pudiera cumplirse.</text:p>
      <text:p text:style-name="Horizontal_20_Line"><text:soft-page-break/></text:p>
      <text:h text:style-name="Heading_20_3" text:outline-level="3"><text:span text:style-name="Strong_20_Emphasis">IV. La ruptura</text:span></text:h>
      <text:p text:style-name="Text_20_body">Esa noche, mientras los huéspedes dormían y el posadero canturreaba en la cocina, Elara escribió: <text:span text:style-name="Emphasis">“La pluma no existe.”</text:span></text:p>
      <text:p text:style-name="Text_20_body">El mundo tembló. La tinta se evaporó. El libro de llegadas se deshizo en polvo. Los huéspedes cayeron inconscientes, y al despertar, eran ellos mismos otra vez.</text:p>
      <text:p text:style-name="Text_20_body">Elara escapó antes del amanecer, dejando atrás la taberna y su oscuridad.</text:p>
      <text:p text:style-name="Horizontal_20_Line"/>
      <text:h text:style-name="Heading_20_3" text:outline-level="3"><text:span text:style-name="Strong_20_Emphasis">V. El epílogo</text:span></text:h>
      <text:p text:style-name="Text_20_body">Semanas después, un viajero llegó a Nivaria. El posadero, con una nueva sonrisa, le ofreció una pluma distinta: más elegante, más viva. “Firme aquí, por favor.”</text:p>
      <text:p text:style-name="Text_20_body">La historia no había terminado. Solo había cambiado de forma.</text:p>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19T14:42:08.874000000</meta:creation-date>
    <dc:date>2025-10-19T14:50:33.646000000</dc:date>
    <meta:editing-duration>PT6M5S</meta:editing-duration>
    <meta:editing-cycles>2</meta:editing-cycles>
    <meta:generator>LibreOffice/7.3.5.2$Windows_X86_64 LibreOffice_project/184fe81b8c8c30d8b5082578aee2fed2ea847c01</meta:generator>
    <meta:document-statistic meta:table-count="0" meta:image-count="0" meta:object-count="0" meta:page-count="2" meta:paragraph-count="20" meta:word-count="458" meta:character-count="2715" meta:non-whitespace-character-count="2277"/>
  </office:meta>
</office:document-meta>
</file>